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184c" officeooo:paragraph-rsid="0010184c"/>
    </style:style>
    <style:style style:name="P2" style:family="paragraph" style:parent-style-name="Text_20_body">
      <style:text-properties officeooo:rsid="0010283a" officeooo:paragraph-rsid="0010283a"/>
    </style:style>
    <style:style style:name="P3" style:family="paragraph" style:parent-style-name="Text_20_body">
      <style:text-properties officeooo:rsid="0010283a" officeooo:paragraph-rsid="00108b90"/>
    </style:style>
    <style:style style:name="P4" style:family="paragraph" style:parent-style-name="Text_20_body">
      <style:text-properties fo:font-weight="bold" officeooo:rsid="0010184c" officeooo:paragraph-rsid="0010184c" style:font-weight-asian="bold" style:font-weight-complex="bold"/>
    </style:style>
    <style:style style:name="P5" style:family="paragraph" style:parent-style-name="Text_20_body">
      <style:text-properties officeooo:rsid="00108b90" officeooo:paragraph-rsid="00108b90"/>
    </style:style>
    <style:style style:name="P6" style:family="paragraph" style:parent-style-name="Title">
      <style:text-properties officeooo:rsid="0010184c" officeooo:paragraph-rsid="0010184c"/>
    </style:style>
    <style:style style:name="P7" style:family="paragraph" style:parent-style-name="Text_20_body">
      <style:text-properties officeooo:rsid="00108b90" officeooo:paragraph-rsid="001471de"/>
    </style:style>
    <style:style style:name="P8" style:family="paragraph" style:parent-style-name="Text_20_body">
      <style:text-properties officeooo:rsid="0010184c" officeooo:paragraph-rsid="00159520"/>
    </style:style>
    <style:style style:name="P9" style:family="paragraph" style:parent-style-name="Text_20_body">
      <style:text-properties officeooo:rsid="0010283a" officeooo:paragraph-rsid="0010283a"/>
    </style:style>
    <style:style style:name="P10" style:family="paragraph" style:parent-style-name="Text_20_body">
      <style:text-properties officeooo:rsid="00159520" officeooo:paragraph-rsid="00159520"/>
    </style:style>
    <style:style style:name="P11" style:family="paragraph" style:parent-style-name="Text_20_body">
      <style:text-properties officeooo:rsid="0012785b" officeooo:paragraph-rsid="00159520"/>
    </style:style>
    <style:style style:name="P12" style:family="paragraph" style:parent-style-name="Text_20_body">
      <style:text-properties officeooo:rsid="0015ba06" officeooo:paragraph-rsid="0015ba06"/>
    </style:style>
    <style:style style:name="T1" style:family="text">
      <style:text-properties officeooo:rsid="001028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8b90"/>
    </style:style>
    <style:style style:name="T4" style:family="text">
      <style:text-properties officeooo:rsid="0012785b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283a" fo:background-color="#ffff00" loext:char-shading-value="0"/>
    </style:style>
    <style:style style:name="T7" style:family="text">
      <style:text-properties officeooo:rsid="00108b90" fo:background-color="#ffff00" loext:char-shading-value="0"/>
    </style:style>
    <style:style style:name="T8" style:family="text">
      <style:text-properties officeooo:rsid="00159520" fo:background-color="#ffff00" loext:char-shading-value="0"/>
    </style:style>
    <style:style style:name="T9" style:family="text">
      <style:text-properties fo:font-weight="normal" officeooo:rsid="001471de" style:font-weight-asian="normal" style:font-weight-complex="normal"/>
    </style:style>
    <style:style style:name="T10" style:family="text">
      <style:text-properties fo:font-weight="normal" officeooo:rsid="00159520" style:font-weight-asian="normal" style:font-weight-complex="normal"/>
    </style:style>
    <style:style style:name="T11" style:family="text">
      <style:text-properties officeooo:rsid="00159520" fo:background-color="transparent" loext:char-shading-value="0"/>
    </style:style>
    <style:style style:name="T12" style:family="text">
      <style:text-properties officeooo:rsid="00159520"/>
    </style:style>
    <style:style style:name="T13" style:family="text">
      <style:text-properties officeooo:rsid="0015b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ctics arena</text:p>
      <text:p text:style-name="P1"/>
      <text:p text:style-name="P4">Fiche du jeu :</text:p>
      <text:p text:style-name="P1"><text:span text:style-name="T2">Nom</text:span> : La guerre du Graal</text:p>
      <text:p text:style-name="P8"><text:span text:style-name="T2">Règle du jeu </text:span>: 2 équipes composées de différents personnages combattent <text:span text:style-name="T1">(le nombre de personnages est limité par le nombre de </text:span><text:span text:style-name="T6">points d’équipe </text:span><text:span text:style-name="T1">)</text:span>. Chaque joueur place ses personnages en début de partie <text:span text:style-name="T1">de son coté de la</text:span><text:span text:style-name="T6"> map</text:span>. <text:span text:style-name="T9">Le personnage le plus rapide </text:span><text:span text:style-name="T10">(INI la plus élevée </text:span><text:span text:style-name="T9">joue en premier </text:span><text:span text:style-name="T10">son propriétaire choisi </text:span>une <text:span text:style-name="T1">ou plusieurs </text:span>action<text:span text:style-name="T1">s</text:span> parmi<text:span text:style-name="T12">(</text:span><text:span text:style-name="T5">se déplacer,</text:span><text:span text:style-name="T8">compétences*,</text:span><text:span text:style-name="T7">fin de tour</text:span><text:span text:style-name="T8">)</text:span><text:span text:style-name="T11"> p</text:span><text:span text:style-name="T1">our un total de </text:span><text:span text:style-name="T6">point d’action</text:span><text:span text:style-name="T1"> défini à l’avance. Chaque personnage gagne un nombre de point d’action à chaque tour.</text:span></text:p>
      <text:p text:style-name="P8">*<text:span text:style-name="T12">les compétences dépendent de la classe du personnage, plus une compétence est puissante plus elle coute de PA.</text:span></text:p>
      <text:p text:style-name="P2">La partie se termine lorsque l’une des équipes est éliminée(tous les personnages sont morts).</text:p>
      <text:p text:style-name="P2">Le scénario et les personnage se basent sur l’anime <text:s/>et le jeu Fate stay night.</text:p>
      <text:p text:style-name="P10">Des règles spéciales et de nouvelles compétences sont amenées à apparaître au fur et à mesure du développement.</text:p>
      <text:p text:style-name="P7"><text:span text:style-name="T2">Mode d’interaction :</text:span></text:p>
      <text:p text:style-name="P11">Dans un premier temps tout se passera dans un terminal.</text:p>
      <text:p text:style-name="P10">La carte sera représentée par un échiquier où les noms des personnages apparaitront en couleur selon leur équipe. Le personnage courant étant représenté par un nom <text:span text:style-name="T13">en </text:span>blanc.</text:p>
      <text:p text:style-name="P12">Le joueur aura sous les yeux la liste de ses choix et devra entrer le numéro correspondant, le terminal lui affichera le cout en PA ainsi qu'une demande de confirmation.</text:p>
      <text:p text:style-name="P11"><text:s/>Des évolutions futures (interface graphique, musique) <text:span text:style-name="T13">pourront être mise en place selon l'évolution du projet.</text:span></text:p>
      <text:p text:style-name="P4">Etape de dev :</text:p>
      <text:p text:style-name="P1">1) combat 1v1</text:p>
      <text:p text:style-name="P1">-<text:span text:style-name="T3">création</text:span> map</text:p>
      <text:p text:style-name="P1">-<text:span text:style-name="T3">créer</text:span> objet perso (deplacement, attaque, calcul degat, stats…)</text:p>
      <text:p text:style-name="P1">-gestion fin de partie, phase du tour, début de partie</text:p>
      <text:p text:style-name="P1">-<text:span text:style-name="T4">menu principal</text:span></text:p>
      <text:p text:style-name="P1">2) Interface graphique pour l’étape 1</text:p>
      <text:p text:style-name="P1">3) IA</text:p>
      <text:p text:style-name="P3">4) <text:span text:style-name="T3">Ajout des classes (deplacement, attaque, calcul degat, stats…)</text:span></text:p>
      <text:p text:style-name="P5"><text:soft-page-break/>5) Ajout compétences (actives, passiv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00:57.072054681</meta:creation-date>
    <dc:date>2016-11-14T15:50:18.701743000</dc:date>
    <meta:editing-duration>PT11M32S</meta:editing-duration>
    <meta:editing-cycles>3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23" meta:word-count="296" meta:character-count="1791" meta:non-whitespace-character-count="1516"/>
  </office:meta>
</office:document-meta>
</file>